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uroa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FIL_5_30_167m__1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7600">
            <text:p>17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aviidae (_Faviid_)</text:p>
          </table:table-cell>
          <table:table-cell table:style-name="ACE-0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5.69999999999999">
            <text:p>−165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amoinEtal200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uroa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FIL_5_30_167m__2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7700">
            <text:p>177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Faviidae (_Faviid_)</text:p>
          </table:table-cell>
          <table:table-cell table:style-name="ACE-0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5.69999999999999">
            <text:p>−165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amoinEtal200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uroa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FIL_5_30_167m__3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7700">
            <text:p>177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Faviidae (_Faviid_)</text:p>
          </table:table-cell>
          <table:table-cell table:style-name="ACE-0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5.69999999999999">
            <text:p>−165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amoinEtal200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uroa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FIL_5_30_169m__1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5600">
            <text:p>15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7.80000000000001">
            <text:p>−167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amoinEtal200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uroa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FIL_5_30_169m__2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5700">
            <text:p>157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7.80000000000001">
            <text:p>−167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amoinEtal200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uroa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FIL_5_30_169m__3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5600">
            <text:p>15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7.80000000000001">
            <text:p>−167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amoinEtal200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uroa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FIL_5_30_24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Acropora danai</text:p>
          </table:table-cell>
          <table:table-cell table:style-name="ACE-0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3.300000000000001">
            <text:p>−2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amoinEtal200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uroa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FIL_5_30_35.5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5500">
            <text:p>15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.299999999999997">
            <text:p>−34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amoinEtal200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uroa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FIL_8_30_166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23600">
            <text:p>23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otryoidal aragonite</text:p>
          </table:table-cell>
          <table:table-cell table:style-name="ACE-0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4.19999999999999">
            <text:p>−164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amoinEtal200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uroa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FIL_8_30_169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7300">
            <text:p>17300</text:p>
          </table:table-cell>
          <table:table-cell table:style-name="ACE-0" table:formula="of:=MAX([.F11]*0.10000000000000001;100)" office:value-type="float" office:value="1730">
            <text:p>1730</text:p>
          </table:table-cell>
          <table:table-cell table:style-name="ACE-0" office:value-type="string">
            <text:p>Alveopora sp.</text:p>
          </table:table-cell>
          <table:table-cell table:style-name="ACE-0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7.69999999999999">
            <text:p>−167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amoinEtal200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uroa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FIL_8_30_8.3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8500">
            <text:p>8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danai</text:p>
          </table:table-cell>
          <table:table-cell table:style-name="ACE-0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7000000000000002">
            <text:p>−7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amoinEtal200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uroa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FIL_8_30_9.15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8300">
            <text:p>83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Acropora danai</text:p>
          </table:table-cell>
          <table:table-cell table:style-name="ACE-0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amoinEtal200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uroa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FIL_8_30_109.6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59100">
            <text:p>591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Botryoidal aragonite</text:p>
          </table:table-cell>
          <table:table-cell table:style-name="ACE-0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5.2">
            <text:p>−105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amoinEtal200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uroa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FIL_8_30_116.4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69000">
            <text:p>69000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Botryoidal aragonite</text:p>
          </table:table-cell>
          <table:table-cell table:style-name="ACE-0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2">
            <text:p>−111.2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CamoinEtal200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11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table-row table:style-name="AROW-0" table:number-rows-repeated="2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9" gnm:cursor-row="2">
          <gnm:selection gnm:start-col="9" gnm:start-row="2" gnm:end-col="10" gnm:end-row="1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8T08:26:26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